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02abf2" officeooo:paragraph-rsid="000ec97d" style:font-style-asian="normal" style:font-style-complex="normal"/>
    </style:style>
    <style:style style:name="P2" style:family="paragraph" style:parent-style-name="Standard">
      <style:text-properties fo:font-style="normal" officeooo:rsid="000483c0" officeooo:paragraph-rsid="000ec97d" style:font-style-asian="normal" style:font-style-complex="normal"/>
    </style:style>
    <style:style style:name="P3" style:family="paragraph" style:parent-style-name="Standard">
      <style:text-properties fo:font-style="normal" officeooo:rsid="0007b333" officeooo:paragraph-rsid="000ec97d" style:font-style-asian="normal" style:font-style-complex="normal"/>
    </style:style>
    <style:style style:name="P4" style:family="paragraph" style:parent-style-name="Standard">
      <style:text-properties fo:font-style="normal" officeooo:rsid="000a3223" officeooo:paragraph-rsid="000ec97d" style:font-style-asian="normal" style:font-style-complex="normal"/>
    </style:style>
    <style:style style:name="P5" style:family="paragraph" style:parent-style-name="Standard">
      <style:text-properties fo:font-style="normal" fo:font-weight="normal" officeooo:rsid="000483c0" officeooo:paragraph-rsid="000ec97d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0f12b3" officeooo:paragraph-rsid="000f12b3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12178c" officeooo:paragraph-rsid="0012178c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1487b9" officeooo:paragraph-rsid="001487b9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153ba7" officeooo:paragraph-rsid="00153ba7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172177" officeooo:paragraph-rsid="00172177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17d374" officeooo:paragraph-rsid="0017d374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196f8d" officeooo:paragraph-rsid="00196f8d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19e3ae" officeooo:paragraph-rsid="0019e3ae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153ba7" officeooo:paragraph-rsid="00153ba7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1bdbd8" officeooo:paragraph-rsid="001bdbd8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1c4801" officeooo:paragraph-rsid="001c4801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1c4801" officeooo:paragraph-rsid="0021c12a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1d6c38" officeooo:paragraph-rsid="001d6c38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202e9d" officeooo:paragraph-rsid="00202e9d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21c12a" officeooo:paragraph-rsid="0021c12a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222985" officeooo:paragraph-rsid="00222985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224510" officeooo:paragraph-rsid="00224510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2247fc" officeooo:paragraph-rsid="002247fc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23c430" officeooo:paragraph-rsid="0023c430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25898e" officeooo:paragraph-rsid="0025898e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26f3c3" officeooo:paragraph-rsid="0026f3c3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2a0fca" officeooo:paragraph-rsid="002a0fca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2b6267" officeooo:paragraph-rsid="002b6267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2d314e" officeooo:paragraph-rsid="002d314e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2e7e8d" officeooo:paragraph-rsid="002e7e8d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3188f2" officeooo:paragraph-rsid="003188f2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324577" officeooo:paragraph-rsid="00324577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03635b1" officeooo:paragraph-rsid="003635b1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normal" officeooo:rsid="0038ea42" officeooo:paragraph-rsid="0038ea42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normal" officeooo:rsid="003900b9" officeooo:paragraph-rsid="003900b9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rsid="003a0d4f" officeooo:paragraph-rsid="003a0d4f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normal" officeooo:rsid="003b56d8" officeooo:paragraph-rsid="003b56d8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normal" officeooo:rsid="003c3d00" officeooo:paragraph-rsid="003c3d00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fo:font-weight="normal" officeooo:rsid="003f2b4b" officeooo:paragraph-rsid="003f2b4b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fo:font-weight="normal" officeooo:rsid="0040a4bd" officeooo:paragraph-rsid="0040a4bd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fo:font-weight="normal" officeooo:rsid="000f12b3" officeooo:paragraph-rsid="000f12b3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normal" officeooo:rsid="00411b4f" officeooo:paragraph-rsid="00411b4f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normal" officeooo:rsid="00426493" officeooo:paragraph-rsid="00426493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rsid="00430332" officeooo:paragraph-rsid="00430332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normal" officeooo:rsid="0044040e" officeooo:paragraph-rsid="0044040e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fo:font-weight="normal" officeooo:rsid="0044040e" officeooo:paragraph-rsid="00444788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rsid="0046f075" officeooo:paragraph-rsid="0046f075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fo:font-weight="normal" officeooo:rsid="004c5b38" officeooo:paragraph-rsid="004c5b38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fo:font-weight="normal" officeooo:rsid="004ce99d" officeooo:paragraph-rsid="004ce99d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fo:font-weight="normal" officeooo:rsid="004f0cd2" officeooo:paragraph-rsid="004f0cd2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fo:font-weight="bold" officeooo:rsid="001bdbd8" officeooo:paragraph-rsid="001bdbd8" style:font-style-asian="normal" style:font-weight-asian="bold" style:font-style-complex="normal" style:font-weight-complex="bold"/>
    </style:style>
    <style:style style:name="P52" style:family="paragraph" style:parent-style-name="Standard">
      <style:text-properties fo:font-style="normal" fo:font-weight="bold" officeooo:rsid="00153ba7" officeooo:paragraph-rsid="00153ba7" style:font-style-asian="normal" style:font-weight-asian="bold" style:font-style-complex="normal" style:font-weight-complex="bold"/>
    </style:style>
    <style:style style:name="P53" style:family="paragraph" style:parent-style-name="Standard">
      <style:text-properties fo:font-style="normal" fo:font-weight="bold" officeooo:rsid="00202e9d" officeooo:paragraph-rsid="00202e9d" style:font-style-asian="normal" style:font-weight-asian="bold" style:font-style-complex="normal" style:font-weight-complex="bold"/>
    </style:style>
    <style:style style:name="P54" style:family="paragraph" style:parent-style-name="Standard">
      <style:text-properties fo:font-style="normal" fo:font-weight="bold" officeooo:rsid="00224510" officeooo:paragraph-rsid="00224510" style:font-style-asian="normal" style:font-weight-asian="bold" style:font-style-complex="normal" style:font-weight-complex="bold"/>
    </style:style>
    <style:style style:name="P55" style:family="paragraph" style:parent-style-name="Standard">
      <style:text-properties fo:font-style="normal" fo:font-weight="bold" officeooo:rsid="002247fc" officeooo:paragraph-rsid="002247fc" style:font-style-asian="normal" style:font-weight-asian="bold" style:font-style-complex="normal" style:font-weight-complex="bold"/>
    </style:style>
    <style:style style:name="P56" style:family="paragraph" style:parent-style-name="Standard">
      <style:text-properties fo:font-style="normal" fo:font-weight="bold" officeooo:rsid="002a0fca" officeooo:paragraph-rsid="002a0fca" style:font-style-asian="normal" style:font-weight-asian="bold" style:font-style-complex="normal" style:font-weight-complex="bold"/>
    </style:style>
    <style:style style:name="P57" style:family="paragraph" style:parent-style-name="Standard">
      <style:text-properties fo:font-style="normal" fo:font-weight="bold" officeooo:rsid="000483c0" officeooo:paragraph-rsid="00336409" style:font-style-asian="normal" style:font-weight-asian="bold" style:font-style-complex="normal" style:font-weight-complex="bold"/>
    </style:style>
    <style:style style:name="P58" style:family="paragraph" style:parent-style-name="Standard">
      <style:text-properties fo:font-style="normal" fo:font-weight="bold" officeooo:rsid="000483c0" officeooo:paragraph-rsid="003a0d4f" style:font-style-asian="normal" style:font-weight-asian="bold" style:font-style-complex="normal" style:font-weight-complex="bold"/>
    </style:style>
    <style:style style:name="P59" style:family="paragraph" style:parent-style-name="Standard">
      <style:text-properties fo:font-style="normal" fo:font-weight="bold" officeooo:rsid="000483c0" officeooo:paragraph-rsid="00456d37" style:font-style-asian="normal" style:font-weight-asian="bold" style:font-style-complex="normal" style:font-weight-complex="bold"/>
    </style:style>
    <style:style style:name="P60" style:family="paragraph" style:parent-style-name="Standard">
      <style:text-properties fo:font-style="normal" officeooo:rsid="000483c0" officeooo:paragraph-rsid="0025898e" style:font-style-asian="normal" style:font-style-complex="normal"/>
    </style:style>
    <style:style style:name="P61" style:family="paragraph" style:parent-style-name="Standard">
      <style:text-properties fo:font-style="italic" fo:font-weight="normal" officeooo:rsid="001bdbd8" officeooo:paragraph-rsid="001bdbd8" style:font-style-asian="italic" style:font-weight-asian="normal" style:font-style-complex="italic" style:font-weight-complex="normal"/>
    </style:style>
    <style:style style:name="T1" style:family="text">
      <style:text-properties officeooo:rsid="000483c0"/>
    </style:style>
    <style:style style:name="T2" style:family="text">
      <style:text-properties officeooo:rsid="00088cd1"/>
    </style:style>
    <style:style style:name="T3" style:family="text">
      <style:text-properties officeooo:rsid="000a3223"/>
    </style:style>
    <style:style style:name="T4" style:family="text">
      <style:text-properties officeooo:rsid="00111119"/>
    </style:style>
    <style:style style:name="T5" style:family="text">
      <style:text-properties officeooo:rsid="0013e25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487b9"/>
    </style:style>
    <style:style style:name="T8" style:family="text">
      <style:text-properties officeooo:rsid="00172177"/>
    </style:style>
    <style:style style:name="T9" style:family="text">
      <style:text-properties officeooo:rsid="0017d374"/>
    </style:style>
    <style:style style:name="T10" style:family="text">
      <style:text-properties officeooo:rsid="00196f8d"/>
    </style:style>
    <style:style style:name="T11" style:family="text">
      <style:text-properties officeooo:rsid="0019e3ae"/>
    </style:style>
    <style:style style:name="T12" style:family="text">
      <style:text-properties officeooo:rsid="001d6c38"/>
    </style:style>
    <style:style style:name="T13" style:family="text">
      <style:text-properties officeooo:rsid="0025898e"/>
    </style:style>
    <style:style style:name="T14" style:family="text">
      <style:text-properties officeooo:rsid="000a9433"/>
    </style:style>
    <style:style style:name="T15" style:family="text">
      <style:text-properties officeooo:rsid="0026f3c3"/>
    </style:style>
    <style:style style:name="T16" style:family="text">
      <style:text-properties officeooo:rsid="00282604"/>
    </style:style>
    <style:style style:name="T17" style:family="text">
      <style:text-properties officeooo:rsid="003188f2"/>
    </style:style>
    <style:style style:name="T18" style:family="text">
      <style:text-properties officeooo:rsid="00336409"/>
    </style:style>
    <style:style style:name="T19" style:family="text">
      <style:text-properties officeooo:rsid="00343034"/>
    </style:style>
    <style:style style:name="T20" style:family="text">
      <style:text-properties officeooo:rsid="00371ba4"/>
    </style:style>
    <style:style style:name="T21" style:family="text">
      <style:text-properties officeooo:rsid="003900b9"/>
    </style:style>
    <style:style style:name="T22" style:family="text">
      <style:text-properties officeooo:rsid="003c3d00"/>
    </style:style>
    <style:style style:name="T23" style:family="text">
      <style:text-properties officeooo:rsid="0040a4bd"/>
    </style:style>
    <style:style style:name="T24" style:family="text">
      <style:text-properties officeooo:rsid="00426493"/>
    </style:style>
    <style:style style:name="T25" style:family="text">
      <style:text-properties officeooo:rsid="0044040e"/>
    </style:style>
    <style:style style:name="T26" style:family="text">
      <style:text-properties officeooo:rsid="0047ce71"/>
    </style:style>
    <style:style style:name="T27" style:family="text">
      <style:text-properties officeooo:rsid="0048f082"/>
    </style:style>
    <style:style style:name="T28" style:family="text">
      <style:text-properties officeooo:rsid="004a8fea"/>
    </style:style>
    <style:style style:name="T29" style:family="text">
      <style:text-properties officeooo:rsid="004ef29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ANDIDUJÍCÍ <text:span text:style-name="T1">PROTI</text:span>STRANY VE STŘEDOČESKÉM KRAJI:</text:p>
      <text:p text:style-name="P1"/>
      <text:p text:style-name="P60">ČSSD</text:p>
      <text:p text:style-name="P60">ODS</text:p>
      <text:p text:style-name="P60">KSČM</text:p>
      <text:p text:style-name="P60">ANO 2011</text:p>
      <text:p text:style-name="P60">TOP 09</text:p>
      <text:p text:style-name="P60">STAN</text:p>
      <text:p text:style-name="P60">SVOBODNÍ + SOUKROMNÍCI</text:p>
      <text:p text:style-name="P60">KOALICE SPD A SPO</text:p>
      <text:p text:style-name="P60">Spolu pro kraj <text:span text:style-name="T14">(KDU, Zelení, SNK-ED)</text:span></text:p>
      <text:p text:style-name="P60"/>
      <text:p text:style-name="P60">NE ILEGÁLNÍ IMIGRACI: Strana zdravého rozumu, Česká strana národně sociální, Česká strana národně socialistická, Demokratická strana zelených</text:p>
      <text:p text:style-name="P60">DSSS</text:p>
      <text:p text:style-name="P60">Koruna Česká</text:p>
      <text:p text:style-name="P60">Národní demokracie</text:p>
      <text:p text:style-name="P60">Občané 2011</text:p>
      <text:p text:style-name="P60">Romská demokratická strana</text:p>
      <text:p text:style-name="P60">Sdružení pro republiku</text:p>
      <text:p text:style-name="P60">Úsvit + Blok proti islámu</text:p>
      <text:p text:style-name="P60">Pravý blok (Cibulka)</text:p>
      <text:p text:style-name="P2"/>
      <text:p text:style-name="P3">Za relevantní pokládám tak prvních <text:span text:style-name="T13">devět (a to ještě diskutabilně)</text:span>, pak už je to vesměs sbírka totálních mašíblů. </text:p>
      <text:p text:style-name="P3">S mítinky jsem <text:span text:style-name="T2">pořád</text:span> čekala, až musím frustrovaně konstatovat, že <text:span text:style-name="T3">téměř </text:span>nikdo v SčK zatím nic nemá, nebo se tím minimálně nepochlubil na stránkách ni sociálních sítích. <text:span text:style-name="T3">A ti, co to tam mají, to dali pozdě. </text:span></text:p>
      <text:p text:style-name="P3"/>
      <text:p text:style-name="P3"/>
      <text:p text:style-name="P3"/>
      <text:p text:style-name="P4">Mítinky:</text:p>
      <text:p text:style-name="P4">ANO</text:p>
      <text:p text:style-name="P4">1. <text:span text:style-name="T7">9</text:span>. Mělník <text:a xlink:type="simple" xlink:href="http://www.anobudelip.cz/cs/volby/kalendar-akci/30018/sport-arena-melnik" text:style-name="Internet_20_link" text:visited-style-name="Visited_20_Internet_20_Link">http://www.anobudelip.cz/cs/volby/kalendar-akci/30018/sport-arena-melnik</text:a></text:p>
      <text:p text:style-name="P4">2. 9. Kralupy nad Vltavou <text:a xlink:type="simple" xlink:href="http://www.anobudelip.cz/cs/volby/kalendar-akci/30021/sport-arena-kralupy-nad-vltavou" text:style-name="Internet_20_link" text:visited-style-name="Visited_20_Internet_20_Link">http://www.anobudelip.cz/cs/volby/kalendar-akci/30021/sport-arena-kralupy-nad-vltavou</text:a></text:p>
      <text:p text:style-name="P4"/>
      <text:p text:style-name="P4">STAN <text:a xlink:type="simple" xlink:href="http://www.stan2016.cz/setkani/" text:style-name="Internet_20_link" text:visited-style-name="Visited_20_Internet_20_Link">http://www.stan2016.cz/setkani/</text:a></text:p>
      <text:p text:style-name="P4">1. 9. Kolín, Říčany</text:p>
      <text:p text:style-name="P5"/>
      <text:p text:style-name="P6">TOP 09 – <text:span text:style-name="T4">myslím, že to nejsou klasické mítinky, ale pro pořádek</text:span></text:p>
      <text:p text:style-name="P6">3. 9. TOP 09 na kolech, Mladá Boleslav</text:p>
      <text:p text:style-name="P6">10. 9. Slavnosti pravého a levého břehu, Roztoky</text:p>
      <text:p text:style-name="P6"><text:a xlink:type="simple" xlink:href="http://www.top09.cz/co-delame/kalendar-akci/?kraj=27&amp;okres=0&amp;obec=0&amp;datum_od=31.8.2016&amp;datum_do=&amp;osobnosti=&amp;volby=0" text:style-name="Internet_20_link" text:visited-style-name="Visited_20_Internet_20_Link">http://www.top09.cz/co-delame/kalendar-akci/?kraj=27&amp;okres=0&amp;obec=0&amp;datum_od=31.8.2016&amp;datum_do=&amp;osobnosti=&amp;volby=0</text:a></text:p>
      <text:p text:style-name="P6"/>
      <text:p text:style-name="P42">SPOLU PRO KRAJ</text:p>
      <text:p text:style-name="P42">Nejspíš taktéž nejde o mítinky jako takové a jedná se o kalendář akcí SčK, kde možno potkat zástupce strany</text:p>
      <text:p text:style-name="P42"><text:a xlink:type="simple" xlink:href="https://www.spoluprokraj.cz/index.php?page=pojdte-se-setkat#content" text:style-name="Internet_20_link" text:visited-style-name="Visited_20_Internet_20_Link">https://www.spoluprokraj.cz/index.php?page=pojdte-se-setkat#content</text:a></text:p>
      <text:p text:style-name="P42"/>
      <text:p text:style-name="P42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9">PROGRAM A KAMPAŇ</text:p>
      <text:p text:style-name="P9"/>
      <text:p text:style-name="P52">ČSSD</text:p>
      <text:p text:style-name="P7"><text:span text:style-name="T5">T</text:span>radiční <text:span text:style-name="T6">jistoty a prosperita.</text:span> </text:p>
      <text:p text:style-name="P8">Bonusově obohaceno o trochu té populistické xenofobie a protiuprchlickou hysterii. </text:p>
      <text:p text:style-name="P9">Aby se neřeklo, tak <text:span text:style-name="T8">pár zmínek o zlepšení dopravní situace, zvýšení platů lékařům a sestrám, léky pro seniory. </text:span></text:p>
      <text:p text:style-name="P8"/>
      <text:p text:style-name="P8">S</text:p>
      <text:p text:style-name="P9">Zavedená značka</text:p>
      <text:p text:style-name="P9">Čtyři roky vedou kraj, jistě se najdou tací, kteří s nimi byli spokojení</text:p>
      <text:p text:style-name="P9">Stabilní voličská základna</text:p>
      <text:p text:style-name="P10">Příslib určité neměnnosti řádu věcí</text:p>
      <text:p text:style-name="P9">V SčK mají zřejmě pod palcem dost místních médií</text:p>
      <text:p text:style-name="P9"><text:span text:style-name="T9">Tradiční x</text:span>enofobie české společnosti</text:p>
      <text:p text:style-name="P9"/>
      <text:p text:style-name="P9">W</text:p>
      <text:p text:style-name="P9">Jistoty slibují <text:span text:style-name="T8">už mnoho let a zatím jich nevidno – dlouhodobě vyjebávají se svým voličem</text:span></text:p>
      <text:p text:style-name="P10">Talent na WTF (imigrační vlna)</text:p>
      <text:p text:style-name="P10">Čtyři roky vedou kraj, museli někoho naštvat</text:p>
      <text:p text:style-name="P11">Korupční, dotační a jiné skandály</text:p>
      <text:p text:style-name="P11"/>
      <text:p text:style-name="P11">O</text:p>
      <text:p text:style-name="P11">Momentální <text:span text:style-name="T6">uprchlická krize – </text:span><text:span text:style-name="T10">voliči citlivě reagující na mediální hysterii by se mohli přiklánět ke stranám, nabízejícím tvrdá řešení (zde ale zase ČSSD není tvrdá dost, naštěstí)</text:span></text:p>
      <text:p text:style-name="P12">U určit<text:span text:style-name="T11">ého segmentu voličů nastává v poněkud turbulentní současnosti zoufalá snaha držet se starých jistot, přestože přísně vzato vlastně moc nefungují a nadále jsou udržitelné obtížně až vůbec</text:span></text:p>
      <text:p text:style-name="P13">Nerozhodní voliči s příklonem k levici a zároveň nechutí ke KSČM</text:p>
      <text:p text:style-name="P9"/>
      <text:p text:style-name="P13">T</text:p>
      <text:p text:style-name="P13">Pověst lhářů a korupčníků </text:p>
      <text:p text:style-name="P13">Nepřekonatelná schopnost ztrapnit se </text:p>
      <text:p text:style-name="P13">Premiér – Sobotka je poměrně neoblíbený a jeho stín dopadá na celou ČSSD</text:p>
      <text:p text:style-name="P13"/>
      <text:p text:style-name="P13"/>
      <text:p text:style-name="P13"/>
      <text:p text:style-name="P51">ODS</text:p>
      <text:p text:style-name="P61">ČSSD a KSČM to dělali špatně, my budeme lepší.</text:p>
      <text:p text:style-name="P15">Tak určitě.</text:p>
      <text:p text:style-name="P16">Celkem podrobný a místy docela příčetný program, nesmí chybět zmínka o imigrační krizi.</text:p>
      <text:p text:style-name="P16"/>
      <text:p text:style-name="P16">S</text:p>
      <text:p text:style-name="P16">Zavedená značka</text:p>
      <text:p text:style-name="P16">Stabilní voličská základna <text:span text:style-name="T12">(OSVČ)</text:span></text:p>
      <text:p text:style-name="P16"><text:soft-page-break/>Hlas opozice – kdo byl s vedeném ČSSD a KSČM nespokojen, zde se mu nabízí alternativa ve velké zavedené straně</text:p>
      <text:p text:style-name="P16">Docela slušný program</text:p>
      <text:p text:style-name="P16"/>
      <text:p text:style-name="P16">W</text:p>
      <text:p text:style-name="P16">Dlouhodobě klesající preference ODS</text:p>
      <text:p text:style-name="P16">Pro silně konzervativního voliče jsou konzervativní málo, pro liberála málo liberální </text:p>
      <text:p text:style-name="P16">„To je strana těch podnikatelů“ - pro určitý typ voliče nevolitelní z principu</text:p>
      <text:p text:style-name="P16">O</text:p>
      <text:p text:style-name="P18">Pravicově (ne však radiálně) smýšlející voliči toužící po obměně vedení kraje</text:p>
      <text:p text:style-name="P18">Voliči, chtějící změnu a zároveň nemající odvahu hlasovat pro menší stranu</text:p>
      <text:p text:style-name="P18">Zavedení EET </text:p>
      <text:p text:style-name="P21">Brexit</text:p>
      <text:p text:style-name="P18"/>
      <text:p text:style-name="P18">T</text:p>
      <text:p text:style-name="P18">Dlouhodobá celková negativní image ODS jako strany</text:p>
      <text:p text:style-name="P16"/>
      <text:p text:style-name="P16"/>
      <text:p text:style-name="P53">KSČM</text:p>
      <text:p text:style-name="P19">Něco jako ČSSD, jen s více vykřičníky. Komicky zastaralá rétorika, proklamovaný antiklerikalismus a silná orientace na nejstarší vrstvu obyvatel (proč asi). Bezpečnost se i tady rovná mj. přísná hůl na migranty. </text:p>
      <text:p text:style-name="P21">Velmi rozsáhlý a podrobný program. </text:p>
      <text:p text:style-name="P19"/>
      <text:p text:style-name="P19">S</text:p>
      <text:p text:style-name="P19">Nejvěrnější voličská základna ze všech českých stran</text:p>
      <text:p text:style-name="P19">Programově cílí na slabé a opomíjené voliče – přestárlé, nemocné, chudé</text:p>
      <text:p text:style-name="P20">Naproti tomu přibývají mladí radiální komunisté, pro které je volba KSČM punk</text:p>
      <text:p text:style-name="P17"/>
      <text:p text:style-name="P20">W</text:p>
      <text:p text:style-name="P20">Věrní pomalu vymírají a těch nových není zas tolik</text:p>
      <text:p text:style-name="P21">Stigma voliče KSČM – pro dost lidí nejsou a nikdy nebudou volitelnou stranou</text:p>
      <text:p text:style-name="P21">Jejich program vzbuzuje otázku, kde na všechny ty své úžasné věci chtějí brát peníze</text:p>
      <text:p text:style-name="P21"/>
      <text:p text:style-name="P21">O</text:p>
      <text:p text:style-name="P21">Kombinace turbulencí posledních dvou let a voličské skupiny, která je i normálně poněkud vystrašená</text:p>
      <text:p text:style-name="P21">Podpora celé KSČM z Ruska, dezinformační kampaně ruských infiltrátorů v českých médiích</text:p>
      <text:p text:style-name="P21">Brexit</text:p>
      <text:p text:style-name="P21"/>
      <text:p text:style-name="P21">T</text:p>
      <text:p text:style-name="P22">Neschopnost oslovit širší skupinu obyvatel v kombinaci se zužující se voličskou základnou</text:p>
      <text:p text:style-name="P22">Pověst</text:p>
      <text:p text:style-name="P22"/>
      <text:p text:style-name="P22"/>
      <text:p text:style-name="P54">ANO 2011</text:p>
      <text:p text:style-name="P22">Slibuje mj. průhledné financování kraje (to chci vidět) a tradiční balíček doprava-zdravotnictví-sociální program-vzdělání-rozvoj kraje etc. etc. </text:p>
      <text:p text:style-name="P22">Průměrná středoproudá strana, bez jakéhokoliv výraznějšího vlastního tématu.</text:p>
      <text:p text:style-name="P22"/>
      <text:p text:style-name="P22">S</text:p>
      <text:p text:style-name="P22">Jednoznačně zdroje, tolik peněz do kampaně nemůže imho nikdo jiný nalít</text:p>
      <text:p text:style-name="P22"><text:soft-page-break/>Babiš coby hlavní ksicht celé strany je k mému údivu mezi lidem celkem oblíbený – ony jsou to sice krajské volby, ale dost lidí volí i tady podle parlamentních představitelů</text:p>
      <text:p text:style-name="P23">Geniální průměrnost</text:p>
      <text:p text:style-name="P23"/>
      <text:p text:style-name="P23">W</text:p>
      <text:p text:style-name="P23">Babiš taky dost lidí štve – viz Čapí hnízdo a jiné skandály </text:p>
      <text:p text:style-name="P23">Pro někoho může být na škodu ta absence výraznějšího směřování</text:p>
      <text:p text:style-name="P23">Neprůhlednost</text:p>
      <text:p text:style-name="P23">O</text:p>
      <text:p text:style-name="P23">Totálně nenasměrovaní a nerozhodní voliči</text:p>
      <text:p text:style-name="P23">Voliči, kteří se nechají ulovit na koblihu</text:p>
      <text:p text:style-name="P23">Voliči znechucení, neochotní volit malé strany a nedostatečně radikální</text:p>
      <text:p text:style-name="P23"/>
      <text:p text:style-name="P23">T</text:p>
      <text:p text:style-name="P23">EET</text:p>
      <text:p text:style-name="P23">Možnost, že vyplave nějaký další skandál</text:p>
      <text:p text:style-name="P23"/>
      <text:p text:style-name="P23"/>
      <text:p text:style-name="P55">TOP 09</text:p>
      <text:p text:style-name="P24">Relativně použitelný program – demonstrace proevropských postojů, důraz na prvotní koncepce (ať už celého kraje, nebo třeba zdravotnictví) a ochranu občanských svobod. </text:p>
      <text:p text:style-name="P25"><text:span text:style-name="T15">Např. m</text:span>yslím, že alespoň z částí toho jejich seznamu by souhlasili i Piráti. </text:p>
      <text:p text:style-name="P25"><text:a xlink:type="simple" xlink:href="http://www.top09.cz/co-delame/tiskove-zpravy/seznam-nesvobody-20279.html" text:style-name="Internet_20_link" text:visited-style-name="Visited_20_Internet_20_Link">http://www.top09.cz/co-delame/tiskove-zpravy/seznam-nesvobody-20279.html</text:a></text:p>
      <text:p text:style-name="P25"/>
      <text:p text:style-name="P25">S</text:p>
      <text:p text:style-name="P26">Program</text:p>
      <text:p text:style-name="P26">Jasně definované postoje</text:p>
      <text:p text:style-name="P26">Výrazné „sichty strany</text:p>
      <text:p text:style-name="P26">Mediální pozornost</text:p>
      <text:p text:style-name="P27">Už zavedená a známá strana</text:p>
      <text:p text:style-name="P26"/>
      <text:p text:style-name="P26">W</text:p>
      <text:p text:style-name="P26">Ty výrazné ksichty leckdo nemá v lásce</text:p>
      <text:p text:style-name="P26">Program nikdo nečte</text:p>
      <text:p text:style-name="P26">V SčK mají velmi nízké preference</text:p>
      <text:p text:style-name="P26">Mediální pozornost může být i problém, třeba když zrovna uděláte kvalitní přešlap</text:p>
      <text:p text:style-name="P26"/>
      <text:p text:style-name="P26">O</text:p>
      <text:p text:style-name="P26">EET</text:p>
      <text:p text:style-name="P26">Brexit</text:p>
      <text:p text:style-name="P26">Celkové utahování šroubů ve společnosti </text:p>
      <text:p text:style-name="P26">Otrávení dřívější voliči ODS/jiných pravicových-pravostředých stran</text:p>
      <text:p text:style-name="P26">Prozřivší ozbrojení voliči Svobodných (TOP má podobné postoje ohledně držení zbraní a méně šílené všechno ostatní)</text:p>
      <text:p text:style-name="P26"/>
      <text:p text:style-name="P26">T</text:p>
      <text:p text:style-name="P26">Neoblíbenost M. Kalouska (nehodím to přece straně, kterou de facto vede…) <text:span text:style-name="T16">a strany jako celku</text:span></text:p>
      <text:p text:style-name="P26">Další strana „pro ty bohatý podnikatele“</text:p>
      <text:p text:style-name="P27">Vzhledem k demografické křivce SčK opravdu dost nízká šance na větší úspěch</text:p>
      <text:p text:style-name="P27"/>
      <text:p text:style-name="P27"/>
      <text:p text:style-name="P56">STAN</text:p>
      <text:p text:style-name="P28"><text:soft-page-break/>Malá strana s aktivními osobnostmi (Rakušan, Drábová) a silným napojením na kraj jako takový, přiměřeně liberální, slibující zastavení růstu zadlužení kraje a standardní balíček doprava-zdraví-škola-ekologie. </text:p>
      <text:p text:style-name="P28">Celkem dobrý nápad s těmi melouny v kampani.</text:p>
      <text:p text:style-name="P36">Mají transparentní účet. </text:p>
      <text:p text:style-name="P28"/>
      <text:p text:style-name="P29"/>
      <text:p text:style-name="P29">S</text:p>
      <text:p text:style-name="P30">Nezatíženost skandály</text:p>
      <text:p text:style-name="P30">Výrazní <text:span text:style-name="T17">a v krajském měřítku zřejmě známí lídři</text:span></text:p>
      <text:p text:style-name="P30"/>
      <text:p text:style-name="P30">W</text:p>
      <text:p text:style-name="P31">Nízké preference </text:p>
      <text:p text:style-name="P31">Skupina, na kterou míří, má na výběr hned mezi několika subjekty</text:p>
      <text:p text:style-name="P31"/>
      <text:p text:style-name="P31">O</text:p>
      <text:p text:style-name="P32">Voliči znechucení z takřka všech ostatních</text:p>
      <text:p text:style-name="P32">Voliči <text:span text:style-name="T19">s reálným</text:span> zájmem o rozvoj kraje</text:p>
      <text:p text:style-name="P32"/>
      <text:p text:style-name="P32">T</text:p>
      <text:p text:style-name="P32">Nikdo si jich pořádně nevš<text:span text:style-name="T18">i</text:span>mne</text:p>
      <text:p text:style-name="P32"/>
      <text:p text:style-name="P32"/>
      <text:p text:style-name="P32"/>
      <text:p text:style-name="P57">SVOBODNÍ + SOUKROMNÍCI</text:p>
      <text:p text:style-name="P33">Klasické d-fensovské řeči o snížení úlohy státu/úřadů, zbytečnosti dotací a pochopitelně, migrantech.</text:p>
      <text:p text:style-name="P33"/>
      <text:p text:style-name="P33">S</text:p>
      <text:p text:style-name="P33"><text:span text:style-name="T20">A</text:span>traktivní pro majitele zbraní, <text:span text:style-name="T20">kterých není u nás úplně málo</text:span></text:p>
      <text:p text:style-name="P33">Je-li pro někoho ODS/TOP málo ultra a DSSS naopak už moc, <text:span text:style-name="T20">jsou tu pro něj Svobodní</text:span></text:p>
      <text:p text:style-name="P34">Zvládají se soustavně <text:span text:style-name="T21">prezentovat</text:span> <text:span text:style-name="T21">v m</text:span>édií<text:span text:style-name="T21">ch</text:span>, nejsou neznámí</text:p>
      <text:p text:style-name="P34"/>
      <text:p text:style-name="P34">W</text:p>
      <text:p text:style-name="P34">Mediální prezentace je sice důkladná, ale nezřídka WTF</text:p>
      <text:p text:style-name="P34">Svým zaměřením cílí na úzký a poměrně jednostranně zaměřený segment voličstva</text:p>
      <text:p text:style-name="P34"/>
      <text:p text:style-name="P34">O</text:p>
      <text:p text:style-name="P34">Brexit a celkově xenofobní a protiEU nálady </text:p>
      <text:p text:style-name="P34"/>
      <text:p text:style-name="P34">T</text:p>
      <text:p text:style-name="P50">Plíživý rozpad stranických struktur, od začátku roku přišli o dobrou čtvrtinu členů a trend zřejmě pokračuje</text:p>
      <text:p text:style-name="P35"/>
      <text:p text:style-name="P35"/>
      <text:p text:style-name="P58">Spolu pro kraj <text:span text:style-name="T14">(KDU, Zelení, SNK-ED)</text:span></text:p>
      <text:p text:style-name="P36">Podivné spojenectví tří stran za zenitem, z nichž dvě si občas až protiřečí (KDU, Zelení) a třetí skoro nikdo nezná (SNK). </text:p>
      <text:p text:style-name="P37">V programu nijak nevybočující běžný balík rozumného financování kraje, ekologie, zdravotnictví, školství, sociální péče <text:span text:style-name="T22">a výjimečná podpora občanských iniciativ</text:span>. </text:p>
      <text:p text:style-name="P38">Na stránkách slušně rozepsány problémy v kraji a průšvihy současného vedení. </text:p>
      <text:p text:style-name="P40"><text:a xlink:type="simple" xlink:href="https://www.spoluprokraj.cz/index.php?page=kauzy-vedeni-kraje#content" text:style-name="Internet_20_link" text:visited-style-name="Visited_20_Internet_20_Link">https://www.spoluprokraj.cz/index.php?page=kauzy-vedeni-kraje#content</text:a></text:p>
      <text:p text:style-name="P36"><text:soft-page-break/>Mají transparentní účet.</text:p>
      <text:p text:style-name="P36"/>
      <text:p text:style-name="P39">S</text:p>
      <text:p text:style-name="P39">Je-li <text:span text:style-name="T23">někdo voličem jedné z těch tří, přičemž k ostatním nemá vyloženě averzi, asi nemá problém je volit</text:span></text:p>
      <text:p text:style-name="P40">Minimálně Zelení a <text:span text:style-name="T24">snad i </text:span>KDU nejsou úplné mediální nuly</text:p>
      <text:p text:style-name="P43">Nezmiňují migranty ani bezpečnost kraje jako takovou</text:p>
      <text:p text:style-name="P43"/>
      <text:p text:style-name="P43">W</text:p>
      <text:p text:style-name="P43">O SNK moc slyšet není, o KDU poslední dobou taky ne a jen ti Zelení to nevytrhnou</text:p>
      <text:p text:style-name="P43">Pokud se n<text:span text:style-name="T25">a</text:span>př. zarputilý Zelený nepřenese přes spojenectví s KDU, asi mají smůlu</text:p>
      <text:p text:style-name="P43">Nezmiňují migranty ani bezpečnosti kraje jako takovou</text:p>
      <text:p text:style-name="P40"/>
      <text:p text:style-name="P44">O</text:p>
      <text:p text:style-name="P45">Ekologická témata SčK – Křivoklátsko, stavba přehrady na Berounce (je-li volič proti)</text:p>
      <text:p text:style-name="P45"/>
      <text:p text:style-name="P45">T</text:p>
      <text:p text:style-name="P46">Ekologická témata SčK – Křivoklátsko, stavba přehrady na Berounce (je-li volič pro)</text:p>
      <text:p text:style-name="P45"/>
      <text:p text:style-name="P45"/>
      <text:p text:style-name="P45"/>
      <text:p text:style-name="P59">KOALICE SPD A SPO</text:p>
      <text:p text:style-name="P47">Braindamage.</text:p>
      <text:p text:style-name="P47">Zastavíme ilegální imigraci, EU je ZLO, Zeman je boží, <text:span text:style-name="T27">Evropa se řídí do války, blablabla. </text:span></text:p>
      <text:p text:style-name="P47">Kampaň v SčK vedou tak dobře, že ani nemá <text:span text:style-name="T26">své</text:span> samostatné stránky <text:span text:style-name="T28">(počítaje v to i FB). </text:span></text:p>
      <text:p text:style-name="P49">Tady, obávám se, SWOT nemá příliš smysl, protože s tímhle se buď jako volič ztotožňuji do posledního písmen<text:span text:style-name="T29">e</text:span>, nebo je nevolím. </text:p>
      <text:p text:style-name="P47"/>
      <text:p text:style-name="P48">S</text:p>
      <text:p text:style-name="P48">Imigranti</text:p>
      <text:p text:style-name="P48">Zeman</text:p>
      <text:p text:style-name="P48">Vystoupení z EU</text:p>
      <text:p text:style-name="P48">Okamura</text:p>
      <text:p text:style-name="P48"/>
      <text:p text:style-name="P48">W</text:p>
      <text:p text:style-name="P48">Imigranti</text:p>
      <text:p text:style-name="P48">Zeman</text:p>
      <text:p text:style-name="P48">Vystoupení z EU</text:p>
      <text:p text:style-name="P48">Okamura</text:p>
      <text:p text:style-name="P48"/>
      <text:p text:style-name="P48">O</text:p>
      <text:p text:style-name="P48">Brexit</text:p>
      <text:p text:style-name="P49">Události v Turecku</text:p>
      <text:p text:style-name="P49"/>
      <text:p text:style-name="P49">T</text:p>
      <text:p text:style-name="P49">Vystupování osob spjatých s Islám v ČR nechceme (např. Konvičkova akce na Václaváku)</text:p>
      <text:p text:style-name="P49">Zruší je jako extremistickou stranu</text:p>
      <text:p text:style-name="P49"/>
      <text:p text:style-name="P47"/>
      <text:p text:style-name="P47"/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5:02:34.339000000</meta:creation-date>
    <dc:date>2016-08-31T20:22:02.479000000</dc:date>
    <meta:editing-duration>PT3H56M44S</meta:editing-duration>
    <meta:editing-cycles>52</meta:editing-cycles>
    <meta:generator>LibreOffice/5.1.4.2$Windows_X86_64 LibreOffice_project/f99d75f39f1c57ebdd7ffc5f42867c12031db97a</meta:generator>
    <meta:document-statistic meta:table-count="0" meta:image-count="0" meta:object-count="0" meta:page-count="6" meta:paragraph-count="207" meta:word-count="1340" meta:character-count="9074" meta:non-whitespace-character-count="7903"/>
  </office:meta>
</office:document-meta>
</file>